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fo:text-align="start" style:justify-single-word="false"/>
    </style:style>
    <style:style style:name="P2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fo:language="el" fo:country="G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ΔΟΜΕΣ ΔΕΔΟΜΕΝΩΝ &amp; ΑΡΧΕΙΩΝ</text:p>
      <text:p text:style-name="P2">Άσκηση 2η</text:p>
      <text:p text:style-name="P2"><text:span text:style-name="T2">Λυτρίδης Νίκος</text:span> 20090300<text:span text:style-name="T2">88</text:span></text:p>
      <text:p text:style-name="P2">Σκοπός:</text:p>
      <text:p text:style-name="P2">Σκοπός της άσκησης ήταν να υλοποιηθεί ένα Β-δέντρο στο οποίο θα εισάγονταν Μ κλειδιά. Σε κάθε κόμβο του δέντρου εισάγονται ν-1 κλειδιά, (όπου ν η τάξη του δέντρου), με ν τέτοιο ώστε ο κόμβος να υλοποιείται σε μια σελίδα μεγέθους Ν (όπου Ν=256 bytes). Έπρεπε να υλοποιηθούν οι πράξεις εισαγωγής, σειριακής και δυαδικής αναζήτησης για το δέντρο, και να μετρηθεί ο μέσος αριθμός προσβάσεων σελίδων στη μνήμη που έγιναν κατά την αναζήτηση 50 τυχαίων κλειδιών, και να γίνουν τα διαγράμματα που δείχνουν την εξάρτηση του μέσου αριθμού προσβάσεων από το Μ.</text:p>
      <text:p text:style-name="P2">Λειτουργίες:</text:p>
      <text:p text:style-name="P2">Ο κάθε κόμβος περιέχει τα εξής στοιχεία:</text:p>
      <text:p text:style-name="P1"><text:span text:style-name="T1">* </text:span><text:span text:style-name="T1">Έναν ακέραιο μετρητή του αριθμού των κλειδιών στον κόμβο</text:span></text:p>
      <text:p text:style-name="P1"><text:span text:style-name="T1">* </text:span><text:span text:style-name="T1">Έναν δείκτη προς τον πατέρα κόμβο</text:span></text:p>
      <text:p text:style-name="P1"><text:span text:style-name="T1">* </text:span><text:span text:style-name="T1">Ένα διάνυσμα ακεραίων μεγέθους ν</text:span></text:p>
      <text:p text:style-name="P1"><text:span text:style-name="T1">* </text:span><text:span text:style-name="T1">Ένα διάνυσμα δεικτών σε κόμβους παιδιά μεγέθους ν+1</text:span></text:p>
      <text:p text:style-name="P2">Εφόσον ο κάθε κόμβος πρέπει να εχει μέγεθος Ν, και αφού ο κάθε δείκτης και ο κάθε ακέραιος έχουν μέγεθος 4 byte, προκύπτει η παρακάτω σχέση:</text:p>
      <text:p text:style-name="P2">Ν=4+4+4ν+4(ν+1) =&gt; Ν-8=4ν+4ν+4 =&gt; (Ν-12)/8=ν</text:p>
      <text:p text:style-name="P2">Από όπου και προκύπτει ότι για Ν = 256 bytes ισχύει ν=30</text:p>
      <text:p text:style-name="P2">Το ν στο πρόγραμμα ορίζεται στη γραμμη:</text:p>
      <text:p text:style-name="P2">#define ORDER 30 //Use for page size = 256b</text:p>
      <text:p text:style-name="P2">Αφαιρώντας τα σχόλια από την γραμμή με το ν που μας ενδιαφέρει και προσθέτοντας σχόλια στην άλλη και κάνωντας re-compile το πρόγραμμα αλλάζουμε και τη τάξη του δέντρου.</text:p>
      <text:p text:style-name="P2">Το πρόγραμμα εισάγει στο δέντρο Μ τυχαία κλειδιά. Το Μ ορίζεται στο πρόγραμμα στη γραμμή:</text:p>
      <text:p text:style-name="P2">int m=1000000; //Number of keys inserted in the tree</text:p>
      <text:p text:style-name="P2">Αλλάζοντας την τιμή του m και κάνωντας re-compile το πρόγραμμα αλλάζουμε την τιμή του Μ.</text:p>
      <text:p text:style-name="P2">Τα κλειδιά εισάγωνται στο δέντρο χρησιμοποιώντας τον αναδρομικό αλγόριθμο εισαγωγής κλειδιών στα Β-δεντρα. Δεν επιτρέπονται διπλότυπα στα Β-Δέντρα.</text:p>
      <text:p text:style-name="P2">Αφού εισαχθούν τα κλειδιά στο δέντρο, εκτελούνται 20 αναζητήσεις τυχαίων κλειδιών με τη σειριακή μέθοδο αναζήτησης και 50 με την δυαδική μέθοδο αναζήτησης. Και στις δυο περιπτώσεις μετράται ο ο μέσος αριθμός προσβάσεων σελίδων στη μνήμη. Κάθε πρόσβαση είναι μια σελίδα, και αφού ο κάθε κόμβος υλοποιείται σε μια σελίδα, ο αριθμός προσβάσεων στη μνήμη είναι ο αριθμός των κόμβων που <text:soft-page-break/>επισκεφθήκαν κατά την αναζήτηση. Και στις δυο περιπτώσης αναζήτησης ο αριθμός είναι ο ίδιος, και πρέπει να είναι ο ίδιος εφόσον η δυο αλγόριθμοι διαφέρουν μόνο στον τρόπο που γίνεται η αναζήτηση μέσα στον ίδιο τον κόμβο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1" svg:font-family="Calibri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2" meta:paragraph-count="22" meta:word-count="383" meta:character-count="2315"/>
    <dc:date>2014-05-11T22:03:50.47</dc:date>
    <dc:creator>Nick Ly</dc:creator>
    <meta:editing-duration>PT00H02M49S</meta:editing-duration>
    <meta:editing-cycles>1</meta:editing-cycles>
    <meta:generator>OpenOffice.org/3.2$Win32 OpenOffice.org_project/320m12$Build-9483</meta:generator>
  </office:meta>
</office:document-meta>
</file>